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tex4ht-lg file="test.lg" ?>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text:section text:style-name="begin-end-env" text:name="begin-end-env-1"><text:p text:style-name="begin-env-p"/><!--begin center-->
<text:p text:style-name="center">
 <text:span text:style-name="textbf"><text:span text:style-name="pncb8t-x-x-160">Koji Tominaga</text:span></text:span><text:line-break/>
Centre for Ecological and Evolutionary Synthesis (CEES)<text:line-break/>
Department of Biosciences, University of Oslo<text:line-break/>
P.O. Box 1066 Blindern<text:s/><text:s/><text:span text:style-name="pncr8c-x-x-101">•</text:span><text:s/><text:s/>0316 Oslo<text:s/><text:s/><text:span text:style-name="pncr8c-x-x-101">•</text:span><text:s/><text:s/>Norway<text:line-break/>
koji.tominaga@ibv.uio.no
</text:p><text:p text:style-name="end-env-p"/></text:section><!--end center-->____________________________________________________________________________________________
      <!--start of section*--><text:h text:style-name="Heading-2" text:outline-level="2"><t4htlink href="#x1-1000" name="x1-1000"/>Education</text:h> 

<!--l. 3--><text:p text:style-name="Text-body"/> 
 <table:table table:style-name="tabular"><!--table:table-column-group ???="TBL-1-1g"--><table:table-column table:style-name="TBL-1-1"/><table:table-column table:style-name="TBL-1-2"/><!--/table:table-column-group--><table:table-row table:style-name="TBL-1-1-"><table:table-cell table:style-name="TBL-1-1-1">        <!--l. 4--><text:p text:style-name="Text-body">2009˘2013  _</text:p> 
</table:table-cell><table:table-cell table:style-name="TBL-1-1-2">  <!--l. 4--><text:p text:style-name="Text-body">PhD in Biology, University of Oslo                                                                                  </text:p> 
</table:table-cell>
</table:table-row><table:table-row table:style-name="TBL-1-2-"><table:table-cell table:style-name="TBL-1-2-1">        <!--l. 5--><text:p text:style-name="Text-body">2007˘2009   _</text:p> 
</table:table-cell><table:table-cell table:style-name="TBL-1-2-2">  <!--l. 5--><text:p text:style-name="Text-body">MSc in Environmental Science, Trent University                                                         </text:p> 
</table:table-cell>
</table:table-row><table:table-row table:style-name="TBL-1-3-"><table:table-cell table:style-name="TBL-1-3-1">        <!--l. 6--><text:p text:style-name="Text-body">2003˘2007   _</text:p> 
</table:table-cell><table:table-cell table:style-name="TBL-1-3-2">  <!--l. 6--><text:p text:style-name="Text-body">BSc in Environmental Science, Trent University                                                          </text:p> 
</table:table-cell></table:table-row></table:table>
      <!--end of section*--><!--start of section*--><text:h text:style-name="Heading-2" text:outline-level="2"><t4htlink href="#x1-2000" name="x1-2000"/>Academic Exchanges</text:h> 

<!--l. 2--><text:p text:style-name="Text-body"/> 
 <table:table table:style-name="tabular"><!--table:table-column-group ???="TBL-2-1g"--><table:table-column table:style-name="TBL-2-1"/><table:table-column table:style-name="TBL-2-2"/><!--/table:table-column-group--><table:table-row table:style-name="TBL-2-1-"><table:table-cell table:style-name="TBL-2-1-1">           <!--l. 3--><text:p text:style-name="Text-body">Feb˘Mar
                  2009  _</text:p> 
</table:table-cell><table:table-cell table:style-name="TBL-2-1-2">  <!--l. 3--><text:p text:style-name="Text-body">Technische Universität München                                                                                </text:p> 
</table:table-cell>
</table:table-row><table:table-row table:style-name="TBL-2-2-"><table:table-cell table:style-name="TBL-2-2-1">           <!--l. 4--><text:p text:style-name="Text-body">Apr˘Jun
                  2009   _</text:p> 
</table:table-cell><table:table-cell table:style-name="TBL-2-2-2">  <!--l. 4--><text:p text:style-name="Text-body">Norwegian Institute for Water Research                                                                        </text:p> 
</table:table-cell>
</table:table-row></table:table>
      <!--end of section*--><!--start of section*--><text:h text:style-name="Heading-2" text:outline-level="2"><t4htlink href="#x1-3000" name="x1-3000"/>Work Experiences</text:h> 

<!--l. 2--><text:p text:style-name="Text-body"/> 
 <table:table table:style-name="tabular"><!--table:table-column-group ???="TBL-3-1g"--><table:table-column table:style-name="TBL-3-1"/><table:table-column table:style-name="TBL-3-2"/><!--/table:table-column-group--><table:table-row table:style-name="TBL-3-1-"><table:table-cell table:style-name="TBL-3-1-1">   <!--l. 3--><text:p text:style-name="Text-body">2013˘current  _</text:p> 
</table:table-cell><table:table-cell table:style-name="TBL-3-1-2">  <!--l. 3--><text:p text:style-name="Text-body">Researcher, University of Oslo                                                                                        </text:p> 
</table:table-cell>
</table:table-row><table:table-row table:style-name="TBL-3-2-"><table:table-cell table:style-name="TBL-3-2-1">        <!--l. 4--><text:p text:style-name="Text-body">2010˘2013   _</text:p> 
</table:table-cell><table:table-cell table:style-name="TBL-3-2-2">  <!--l. 4--><text:p text:style-name="Text-body">Part-time Researcher, Norweigian Institute for Water Research                                 </text:p> 
</table:table-cell>
</table:table-row><table:table-row table:style-name="TBL-3-3-"><table:table-cell table:style-name="TBL-3-3-1">        <!--l. 5--><text:p text:style-name="Text-body">2006˘2009   _</text:p> 
</table:table-cell><table:table-cell table:style-name="TBL-3-3-2">  <!--l. 5--><text:p text:style-name="Text-body">Research Assistant, Trent University                                                                            </text:p> 
</table:table-cell>
</table:table-row><table:table-row table:style-name="TBL-3-4-"><table:table-cell table:style-name="TBL-3-4-1">        <!--l. 6--><text:p text:style-name="Text-body">2007˘2008   _</text:p> 
</table:table-cell><table:table-cell table:style-name="TBL-3-4-2">  <!--l. 6--><text:p text:style-name="Text-body">Teaching Assistant, Trent University                                                                             </text:p> 
</table:table-cell>
</table:table-row><table:table-row table:style-name="TBL-3-5-"><table:table-cell table:style-name="TBL-3-5-1">                  <!--l. 7--><text:p text:style-name="Text-body">2008   _</text:p> 
</table:table-cell><table:table-cell table:style-name="TBL-3-5-2">  <!--l. 7--><text:p text:style-name="Text-body">Seminar Instructor, Trent University                                                                             </text:p> 
</table:table-cell>
</table:table-row><table:table-row table:style-name="TBL-3-6-"><table:table-cell table:style-name="TBL-3-6-1">        <!--l. 8--><text:p text:style-name="Text-body">2006˘2007   _</text:p> 
</table:table-cell><table:table-cell table:style-name="TBL-3-6-2">  <!--l. 8--><text:p text:style-name="Text-body">Grader, Trent University                                                                                                 </text:p> 
</table:table-cell>
</table:table-row><table:table-row table:style-name="TBL-3-7-"><table:table-cell table:style-name="TBL-3-7-1">        <!--l. 9--><text:p text:style-name="Text-body">2006˘2007   _</text:p> 
</table:table-cell><table:table-cell table:style-name="TBL-3-7-2">  <!--l. 9--><text:p text:style-name="Text-body">Technical Assistant, Kawartha World Issues Centre                                                    </text:p> 
</table:table-cell></table:table-row></table:table>
<!--l. 3--><text:p text:style-name="Text-body">
      </text:p> 
<!--end of section*--><!--start of section*--><text:h text:style-name="Heading-2" text:outline-level="2"><t4htlink href="#x1-4000" name="x1-4000"/>Peer-review Contributions</text:h> 

<!--l. 4--><text:p text:style-name="Text-body">2 times with Environmental Science and Technology and 2 times Science of the Total Environment.
</text:p> 
<!--l. 1--><text:p text:style-name="Text-body">
      </text:p> 
<!--end of section*--><!--start of section*--><text:h text:style-name="Heading-2" text:outline-level="2"><t4htlink href="#x1-5000" name="x1-5000"/>Invited Talk</text:h> 

<!--l. 1--><text:p text:style-name="Text-body">
      </text:p> 
<text:bibliography text:name="bib-1"> <text:bibliography-source> 
<text:index-title-template>Invited Talk</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1]<t4htlink href="#Xtominaga_objective_2008" name="Xtominaga_objective_2008"/> Tominaga K, Aherne J, Watmough SA (2008). Objective assessment of øve process-oriented dynamic
      acidiøcation models at hubbard brook. Hubbard Brook Committee of Science Meeting. Invited talk.
      Presenter.
      </text:p></text:index-body></text:bibliography>
                                                                                            
                                                                                            
<!--l. 1--><text:p text:style-name="Text-body">
   </text:p> 
<!--end of section*--><!--start of section*--><text:h text:style-name="Heading-2" text:outline-level="2"><t4htlink href="#x1-6000" name="x1-6000"/>Theses</text:h> 

<!--l. 1--><text:p text:style-name="Text-body">
   </text:p> 
<text:bibliography text:name="bib-2"> <text:bibliography-source> 
<text:index-title-template>Thes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2]<t4htlink href="#Xtominaga_lake_2013" name="Xtominaga_lake_2013"/> Tominaga K (2013) Lake Modelling: an interdisciplinary context.  PhD thesis, University of Oslo,
   Oslo, Norway.
   </text:p><text:p text:style-name="p-bibitem">
 [3]<t4htlink href="#Xtominaga_uncertainty_2009" name="Xtominaga_uncertainty_2009"/> Tominaga  K  (2009)  Uncertainty  evaluation  of  four  dynamic  acidiøcation  models:  MAGIC,
   PnET-BGC, SAFE and VSD. MSc thesis, Trent University, Peterborough, Ontario, Canada.
   </text:p><text:p text:style-name="p-bibitem">
 [4]<t4htlink href="#Xtominaga_monitoring_2007" name="Xtominaga_monitoring_2007"/> Tominaga K (2007) Monitoring of hardwood forest health in south-central Ontario, Canada: survival
   analysis and remote sensing analysis. BSc honours thesis, Trent University, Peterborough, Ontario,
   Canada.
   </text:p></text:index-body></text:bibliography>
<!--l. 1--><text:p text:style-name="Text-body">
   </text:p> 
<!--end of section*--><!--start of section*--><text:h text:style-name="Heading-2" text:outline-level="2"><t4htlink href="#x1-7000" name="x1-7000"/>Peer-reviewed Journal Articles</text:h> 

<!--l. 1--><text:p text:style-name="Text-body">
   </text:p> 
<text:bibliography text:name="bib-3"> <text:bibliography-source> 
<text:index-title-template>Peer-reviewed Journal Articl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5]<t4htlink href="#Xcouture_modelling_2014" name="Xcouture_modelling_2014"/> Couture RM, Tominaga K, Starrfelt J, Moe SJ, Kaste , Wright RF (2014) Modelling phosphorus
   loading and algal blooms in a nordic agricultural catchment-lake system under changing land-use
   and climate. Environ Sci: Processes Impacts 16: 1588˘1599.
   </text:p><text:p text:style-name="p-bibitem">
 [6]<t4htlink href="#Xtrolle_community-based_2012" name="Xtrolle_community-based_2012"/> Trolle D, Hamilton DP, Hipsey MR, Bolding K, Bruggeman J, Mooij WM, Janse JH, Nielsen A,
   Jeppesen  E,  Elliott  JA,  Makler-Pick  V,  Petzoldt  T,  Rinke  K,  Flindt  MR,  Arhonditsis  GB,  Gal  G,
   Bjerring R, Tominaga K, Hoen J, Downing AS, Marques DM, Fragoso CR, Sondergaard M, Hanson
   PC (2012) A community-based framework for aquatic ecosystem models. Hydrobiologia 683: 25˘34.
   </text:p><text:p text:style-name="p-bibitem">
 [7]<t4htlink href="#Xtominaga_predicting_2010" name="Xtominaga_predicting_2010"/> Tominaga K, Aherne J, Watmough SA, Alveteg M, Cosby BJ, Driscoll CT, Posch M, Pourmokhtarian
   A (2010) Predicting acidiøcation recovery at the hubbard brook experimental forest, new hampshire:
   Evaluation of four models. Environ Sci Technol 44: 9003˘9009.
   </text:p><text:p text:style-name="p-bibitem">
 [8]<t4htlink href="#Xmooij_challenges_2010" name="Xmooij_challenges_2010"/> Mooij   WM,   Trolle   D,   Jeppesen   E,   Arhonditsis   G,   Belolipetsky   PV,   Chitamwebwa   DBR,
   Degermendzhy  AG,  DeAngelis  DL,  Domis  LNDS,  Downing  AS,  Elliott  JA,  Fragoso  CR,  Gaedke
   U,  Genova  SN,  Gulati  RD,  Hakanson  L,  Hamilton  DP,  Hipsey  MR,  ’t<text:s/>Hoen  J,  Huelsmann  S,
   Los  FH,  Makler-Pick  V,  Petzoldt  T,  Prokopkin  IG,  Rinke  K,  Schep  SA,  Tominaga  K,  Van<text:s/>Dam
   AA,  Van<text:s/>Nes  EH,  Wells  SA,  Janse  JH  (2010)  Challenges  and  opportunities  for  integrating  lake
   ecosystem modelling approaches. Aquat Ecol 44: 633˘667.
   </text:p><text:p text:style-name="p-bibitem">
 [9]<t4htlink href="#Xtominaga_voyage_2009" name="Xtominaga_voyage_2009"/> Tominaga,  Aherne  J,  Watmough  SA,  Alveteg  M,  Cosby  BJ,  Driscoll  CT,  Posch  M  (2009)  Voyage
   without constellation: evaluating the performance of three uncalibrated process-oriented models.
   Hydrol Res 40: 261.
   </text:p><text:p text:style-name="p-bibitem">
 [10]<t4htlink href="#Xtominaga_predicting_2008" name="Xtominaga_predicting_2008"/> Tominaga K, Watmough S, Aherne J (2008) Predicting tree survival in ontario sugar maple (acer
   saccharum) forests based on crown condition. Can J Forest Res 38: 1730˘1741.
   </text:p></text:index-body></text:bibliography>
                                                                                            
                                                                                            
<!--l. 1--><text:p text:style-name="Text-body">
   </text:p> 
<!--end of section*--><!--start of section*--><text:h text:style-name="Heading-2" text:outline-level="2"><t4htlink href="#x1-8000" name="x1-8000"/>Conference and Seminar Presentations</text:h> 

<!--l. 1--><text:p text:style-name="Text-body">
    </text:p> 
<text:bibliography text:name="bib-4"> <text:bibliography-source> 
<text:index-title-template>Conference and Seminar Presentation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11]<t4htlink href="#Xbarton_bayesian_2013" name="Xbarton_bayesian_2013"/> Barton  DN,  Moe  SJ,  Engebretsen  AM,  Romstad  E,  Tominaga  K  (2013)  Bayesian  networks  for
    assessment of WFD compliance based on lake phytoplankton.  Oslo, Norway.  Final EUTROPIA
    Conference. Oral presentation. Not presenter.
    </text:p><text:p text:style-name="p-bibitem">
 [12]<t4htlink href="#Xcouture_linking_2013" name="Xcouture_linking_2013"/> Couture RM, Shafei B, Markelov I, Tominaga K, Starrfelt J, Kaste  (2013) Linking the benthic
    cycling of p to its surface water dynamics in lakes. Uppsala, Sweden. 7th International Phosphorus
    Workshop (IPW7). Poster presentation. Not presenter.
    </text:p><text:p text:style-name="p-bibitem">
 [13]<t4htlink href="#Xengebretsen_modelling_2013" name="Xengebretsen_modelling_2013"/> Engebretsen  AM,  Tominaga  K,  Barton  DN,  Andersen  T,  Starrfelt  J,  Kaste  ,  Vogt  RD  (2013)
    Modelling  of  nutrient  transport  in  the  morsa  catchment:  integrating  model  uncertainty  using
    bayesian networks.  In: Milił2015-konferensen IV. Oslo, Norway.  Milił2015-konferensen IV. Oral
    presentation. Co-prenenter.
    </text:p><text:p text:style-name="p-bibitem">
 [14]<t4htlink href="#Xkaste_refresh_2013" name="Xkaste_refresh_2013"/> Kaste , Couture RM, Starrfelt J, Tominaga K (2013) The REFRESH project: Modelling’s possible
    futures in the hobłl river with the INCA-p model.  Oslo, Norway.  Final EUTROPIA Conference.
    Oral presentation. Not presenter.
    </text:p><text:p text:style-name="p-bibitem">
 [15]<t4htlink href="#Xmoe_bayesian_2013" name="Xmoe_bayesian_2013"/> Moe SJ, Barton DN, Tominaga K (2013) Bayesian networks for assessment of WFD compliance
    based on lake phytoplankton. Oslo, Norway. Final EUTROPIA Conference. Oral presentation. Not
    presenter.
    </text:p><text:p text:style-name="p-bibitem">
 [16]<t4htlink href="#Xtominaga_how_2013" name="Xtominaga_how_2013"/> Tominaga K (2013) How to make friends with environmental models: three points of view.  Oslo,
    Norway. Final EUTROPIA Conference. Oral presentation. Presenter.
    </text:p><text:p text:style-name="p-bibitem">
 [17]<t4htlink href="#Xtominaga_simulating_2012" name="Xtominaga_simulating_2012"/> Tominaga K (2012) Simulating limnological responses to various runoœ scenarios using MyLake.
    Oslo, Norway. EUTROPIA Mid-term Conference. Oral presentation. Presenter.
    </text:p><text:p text:style-name="p-bibitem">
 [18]<t4htlink href="#Xtominaga_mylake_2012" name="Xtominaga_mylake_2012"/> Tominaga   K   (2012)   MyLake   on   storefjorden   and   vestre   vansjł.      Frederikstad,   Norway.
    EUTROPIA-REFRESH Modelling Workshop. Oral presentation. Presenter.
    </text:p><text:p text:style-name="p-bibitem">
 [19]<t4htlink href="#Xtominaga_future_2012" name="Xtominaga_future_2012"/> Tominaga K, Finstad AG, Kaste , Andersen T (2012) Future climate change impact on lakes in
    fennoscandia: A dynamic mechanistic approach. Otsu, Shiga, Japan. 2012 ASLO Aquatic Sciences
    Meeting. Oral presentation. Presenter.
    </text:p><text:p text:style-name="p-bibitem">
 [20]<t4htlink href="#Xtominaga_why_2011" name="Xtominaga_why_2011"/> Tominaga K (2011) Why you should care about MyLake (or ecological models in general).   Słr
    Nesset, Norway.  Bi-annual Meeting Workshop on Environmental and Analytical Chemistry. Oral
    presentation. Presenter.
    </text:p><text:p text:style-name="p-bibitem">
 [21]<t4htlink href="#Xtominaga_ensemble_2010" name="Xtominaga_ensemble_2010"/> Tominaga  K  (2010)  Ensemble  model  framework  for  lake  ecosystem  modelling  -  case  study
    from acidiøcation modelling.   Silkeborg, Denmark.   Lake Ecosystem Modelling Workshop. Oral
    presentation. Presenter.
                                                                                            
                                                                                            
    </text:p><text:p text:style-name="p-bibitem">
 [22]<t4htlink href="#Xtominaga_modelling_2009" name="Xtominaga_modelling_2009"/> Tominaga K (2009) Modelling eutrophiacation in lake vansjł.  Oslo, Norway.  MILJ2015 PhD
    Seminar. Oral presentation. Presenter.
    </text:p><text:p text:style-name="p-bibitem">
 [23]<t4htlink href="#Xtominaga_modelling_2009-1" name="Xtominaga_modelling_2009-1"/> Tominaga K (2009) Modelling eutrophiacation in lake vansjł.   Słr Nesset, Norway.   Bi-annual
    Symposium on Environmental and Analytical Chemistry. Oral presentation. Presenter.
    </text:p><text:p text:style-name="p-bibitem">
 [24]<t4htlink href="#Xtominaga_predicting_2009" name="Xtominaga_predicting_2009"/> Tominaga   K,   Aherne   J,   Watmough   SA,   Alveteg   M,   Cosby   BJ,   Driscoll   CT,   Posch   M,
    Pourmokhtarian  A  (2009)  Predicting  future  soil  and  stream  chemistry  using  an  ensemble  of
    acidiøcation models at hubbard brook.   Lincoln, New Hampshire, USA.   46th Annual Hubbard
    Brook Cooperators’ Meeting. Oral presentation. Presenter.
    </text:p><text:p text:style-name="p-bibitem">
 [25]<t4htlink href="#Xtominaga_modelling_2009-2" name="Xtominaga_modelling_2009-2"/> Tominaga  K,  Aherne  J,  Watmough  SA,  Alveteg  M,  Cosby  BJ,  Driscoll  CT,  Kiekbusch  J,  Posch
    M,  Pourmokhtarian  A,  Weis  W,  Huber  C  (2009)  Modelling  acidiøcation  recovery  at  long-term
    monitoring sites: a multi-model evaluation.  Helsinki, Finland.  6th International Symposium on
    Ecosystem Behaviour BIOGEOMON 2009. Poster presentation. Presenter.
    </text:p><text:p text:style-name="p-bibitem">
 [26]<t4htlink href="#Xtominaga_modelling_2008" name="Xtominaga_modelling_2008"/> Tominaga K, Aherne J, Watmough SA (2008) Modelling the chemistry of soil and surface water
    at hubbard brook, new hampshire, USA.  Gananoque, Ontario, Canada.  22nd Annual Gananoque
    Conference on Environmental Science and Engineering. Oral presentation. Presenter.
    </text:p><text:p text:style-name="p-bibitem">
 [27]<t4htlink href="#Xtominaga_evaluation_2008" name="Xtominaga_evaluation_2008"/> Tominaga  K,  Aherne  J,  Watmough  SA,  Alveteg  M,  Cosby  BJ,  Driscoll  CT,  Posch  M  (2008)
    Evaluation of process-oriented acidiøcation models at hubbard brook.  Durham, New Hampshire,
    USA. Northeastern Ecosystem Research Cooperative Conference. Poster presentation. Presenter.
    </text:p><text:p text:style-name="p-bibitem">
 [28]<t4htlink href="#Xtominaga_survival_2007" name="Xtominaga_survival_2007"/> Tominaga  K,  Watmough  SA  (2007)  Survival  analysis  of  hardwood  trees  in  southern  ontario.
    Gananoque, Ontario, Canada. 21st Annual Gananoque Conference on Environmental Science and
    Engineering. Poster presentation. Presenter.
    </text:p></text:index-body></text:bibliography>
<!--l. 48--><text:p text:style-name="First-line-indent">
I have also participated in several other international and domestic conferences and meetings.
</text:p> 
<!--l. 52--><text:p text:style-name="Text-body">
</text:p> 
<!--end of section*--><!--start of section*--><text:h text:style-name="Heading-2" text:outline-level="2"><t4htlink href="#x1-9000" name="x1-9000"/>Other manuscripts in preparation</text:h> 

<!--l. 53--><text:p text:style-name="Text-body">
     </text:p> 
<!--l. 54--><text:list text:style-name="Itemize"> 

     <text:list-item>
     <text:p text:style-name="Inside-itemize">Modelling
     the
     response
     of
     a
     cold
     temperate
                                                                                            
                                                                                            
     lake
     to
     changes
     in
     external
     forcing.
     </text:p> 
</text:list-item> 

     <text:list-item>
     <text:p text:style-name="Inside-itemize">Melting
     and
     warming
     of
     northern
     lakes.
     </text:p> 
</text:list-item> 

     <text:list-item>
     <text:p text:style-name="Inside-itemize">Calibration
     uncertainty
     in
     sequential
     model
     application.</text:p> 
</text:list-item> 
</text:list> 

<!--l. 1--><text:p text:style-name="Text-body">
</text:p> 
<!--end of section*--><!--start of section*--><text:h text:style-name="Heading-2" text:outline-level="2"><t4htlink href="#x1-10000" name="x1-10000"/>Achievements</text:h> 

<!--l. 3--><text:p text:style-name="Text-body">
</text:p> 
<!--l. 3--><text:p text:style-name="Text-body"><t4htlink href="#x1-11000" name="x1-11000"/>Biogeomon Symposium 2009, Finland </text:p> 
 <table:table table:style-name="tabular"><!--table:table-column-group ???="TBL-4-1g"--><table:table-column table:style-name="TBL-4-1"/><table:table-column table:style-name="TBL-4-2"/><!--/table:table-column-group--><table:table-row table:style-name="TBL-4-1-"><table:table-cell table:style-name="TBL-4-1-1">                  <!--l. 5--><text:p text:style-name="Text-body">2009  _</text:p> 
</table:table-cell><table:table-cell table:style-name="TBL-4-1-2">  <!--l. 5--><text:p text:style-name="Text-body">Student scholarship                                                                                                         </text:p> 
</table:table-cell> </table:table-row></table:table>
<!--l. 8--><text:p text:style-name="Text-body">
</text:p> 
<!--l. 8--><text:p text:style-name="Text-body"><t4htlink href="#x1-12000" name="x1-12000"/>Research  Council  of  Norway  (Norges  Forskningsråd)
</text:p> 
 <table:table table:style-name="tabular"><!--table:table-column-group ???="TBL-5-1g"--><table:table-column table:style-name="TBL-5-1"/><table:table-column table:style-name="TBL-5-2"/><!--/table:table-column-group--><table:table-row table:style-name="TBL-5-1-"><table:table-cell table:style-name="TBL-5-1-1">                  <!--l. 10--><text:p text:style-name="Text-body">2009  _</text:p> 
</table:table-cell><table:table-cell table:style-name="TBL-5-1-2"> <!--l. 10--><text:p text:style-name="Text-body">Norwegian Government Scholarship April-June 2009                           </text:p> 
</table:table-cell></table:table-row></table:table>
<!--l. 13--><text:p text:style-name="Text-body">
</text:p> 
<!--l. 13--><text:p text:style-name="Text-body"><t4htlink href="#x1-13000" name="x1-13000"/>German Academic Exchange Service (Deutscher Akademischer Austausch Dienst, DAAD)
</text:p> 
 <table:table table:style-name="tabular"><!--table:table-column-group ???="TBL-6-1g"--><table:table-column table:style-name="TBL-6-1"/><table:table-column table:style-name="TBL-6-2"/><!--/table:table-column-group--><table:table-row table:style-name="TBL-6-1-"><table:table-cell table:style-name="TBL-6-1-1">                  <!--l. 15--><text:p text:style-name="Text-body">2009  _</text:p> 
</table:table-cell><table:table-cell table:style-name="TBL-6-1-2"> <!--l. 15--><text:p text:style-name="Text-body">Short-term Study Scholarship February-March 2009                            </text:p> 
</table:table-cell></table:table-row></table:table>
                                                                                            
                                                                                            
<!--l. 18--><text:p text:style-name="Text-body">
</text:p> 
<!--l. 18--><text:p text:style-name="Text-body"><t4htlink href="#x1-14000" name="x1-14000"/>Northeastern  Ecosystem  Research  Cooperative,  USA
</text:p> 
 <table:table table:style-name="tabular"><!--table:table-column-group ???="TBL-7-1g"--><table:table-column table:style-name="TBL-7-1"/><table:table-column table:style-name="TBL-7-2"/><!--/table:table-column-group--><table:table-row table:style-name="TBL-7-1-"><table:table-cell table:style-name="TBL-7-1-1">                  <!--l. 20--><text:p text:style-name="Text-body">2008  _</text:p> 
</table:table-cell><table:table-cell table:style-name="TBL-7-1-2"> <!--l. 20--><text:p text:style-name="Text-body">Travel support for graduate students at the NERC Conference                   </text:p> 
</table:table-cell></table:table-row></table:table>
<!--l. 23--><text:p text:style-name="Text-body">
</text:p> 
<!--l. 23--><text:p text:style-name="Text-body"><t4htlink href="#x1-15000" name="x1-15000"/>Trent University (non-student), Canada </text:p> 
 <table:table table:style-name="tabular"><!--table:table-column-group ???="TBL-8-1g"--><table:table-column table:style-name="TBL-8-1"/><table:table-column table:style-name="TBL-8-2"/><!--/table:table-column-group--><table:table-row table:style-name="TBL-8-1-"><table:table-cell table:style-name="TBL-8-1-1">                  <!--l. 25--><text:p text:style-name="Text-body">2008  _</text:p> 
</table:table-cell><table:table-cell table:style-name="TBL-8-1-2">  <!--l. 25--><text:p text:style-name="Text-body">Academic   Innovation   Fund.   ıIntroductory   seminar   on   R   for   biologists   and
  environmental scientistsȷ                                                                                                </text:p> 
</table:table-cell> 
</table:table-row></table:table>
<!--l. 28--><text:p text:style-name="Text-body">
</text:p> 
<!--l. 28--><text:p text:style-name="Text-body"><t4htlink href="#x1-16000" name="x1-16000"/>Trent University (graduate) </text:p> 
 <table:table table:style-name="tabular"><!--table:table-column-group ???="TBL-9-1g"--><table:table-column table:style-name="TBL-9-1"/><table:table-column table:style-name="TBL-9-2"/><!--/table:table-column-group--><table:table-row table:style-name="TBL-9-1-"><table:table-cell table:style-name="TBL-9-1-1">        <!--l. 30--><text:p text:style-name="Text-body">2007˘2009  _</text:p> 
</table:table-cell><table:table-cell table:style-name="TBL-9-1-2">  <!--l. 30--><text:p text:style-name="Text-body">Graduate Teaching Assistantship and Research Assistantship (declined for 2009)    </text:p> 
</table:table-cell> 
</table:table-row><table:table-row table:style-name="TBL-9-2-"><table:table-cell table:style-name="TBL-9-2-1">        <!--l. 31--><text:p text:style-name="Text-body">2007˘2009   _</text:p> 
</table:table-cell><table:table-cell table:style-name="TBL-9-2-2">  <!--l. 31--><text:p text:style-name="Text-body">Research Fellowship Award                                                                                            </text:p> 
</table:table-cell> 
</table:table-row><table:table-row table:style-name="TBL-9-3-"><table:table-cell table:style-name="TBL-9-3-1">        <!--l. 32--><text:p text:style-name="Text-body">2007˘2008   _</text:p> 
</table:table-cell><table:table-cell table:style-name="TBL-9-3-2">  <!--l. 32--><text:p text:style-name="Text-body">Graduate Studies Bursary                                                                                              </text:p> 
</table:table-cell> </table:table-row></table:table>
<!--l. 35--><text:p text:style-name="Text-body">
</text:p> 
<!--l. 35--><text:p text:style-name="Text-body"><t4htlink href="#x1-17000" name="x1-17000"/>At Trent University (undergraduate) </text:p> 
 <table:table table:style-name="tabular"><!--table:table-column-group ???="TBL-10-1g"--><table:table-column table:style-name="TBL-10-1"/><table:table-column table:style-name="TBL-10-2"/><!--/table:table-column-group--><table:table-row table:style-name="TBL-10-1-"><table:table-cell table:style-name="TBL-10-1-1">                  <!--l. 37--><text:p text:style-name="Text-body">2007  _</text:p> 
</table:table-cell><table:table-cell table:style-name="TBL-10-1-2">  <!--l. 37--><text:p text:style-name="Text-body">President’s Role                                                                                                                </text:p> 
</table:table-cell> </table:table-row><table:table-row table:style-name="TBL-10-2-"><table:table-cell table:style-name="TBL-10-2-1"> 
              <!--l. 37--><text:p text:style-name="Text-body"><text:s/>2007   _</text:p> 
</table:table-cell><table:table-cell table:style-name="TBL-10-2-2">  <!--l. 38--><text:p text:style-name="Text-body">J.D. Page Scholarship in Environmental and Resource Studies (ERS)                        </text:p> 
</table:table-cell> 
</table:table-row><table:table-row table:style-name="TBL-10-3-"><table:table-cell table:style-name="TBL-10-3-1">        <!--l. 39--><text:p text:style-name="Text-body">2003˘2007   _</text:p> 
</table:table-cell><table:table-cell table:style-name="TBL-10-3-2">  <!--l. 39--><text:p text:style-name="Text-body">Dean’s Role (4 times)                                                                                                       </text:p> 
</table:table-cell> 
</table:table-row><table:table-row table:style-name="TBL-10-4-"><table:table-cell table:style-name="TBL-10-4-1">        <!--l. 40--><text:p text:style-name="Text-body">2003˘2007   _</text:p> 
</table:table-cell><table:table-cell table:style-name="TBL-10-4-2">  <!--l. 40--><text:p text:style-name="Text-body">Entrance Scholarship (automatically renewable)                                                          </text:p> 
</table:table-cell> 
</table:table-row><table:table-row table:style-name="TBL-10-5-"><table:table-cell table:style-name="TBL-10-5-1">        <!--l. 41--><text:p text:style-name="Text-body">2003˘2007   _</text:p> 
</table:table-cell><table:table-cell table:style-name="TBL-10-5-2">  <!--l. 41--><text:p text:style-name="Text-body">Trent International Program (TIP), Board of Governors Bursary (4 times)                </text:p> 
</table:table-cell> 
</table:table-row><table:table-row table:style-name="TBL-10-6-"><table:table-cell table:style-name="TBL-10-6-1">        <!--l. 42--><text:p text:style-name="Text-body">2004˘2007   _</text:p> 
</table:table-cell><table:table-cell table:style-name="TBL-10-6-2">  <!--l. 42--><text:p text:style-name="Text-body">In-Course Scholarship (TIP, 3 times)                                                                              </text:p> 
</table:table-cell> 
</table:table-row><table:table-row table:style-name="TBL-10-7-"><table:table-cell table:style-name="TBL-10-7-1">        <!--l. 43--><text:p text:style-name="Text-body">2004˘2007   _</text:p> 
</table:table-cell><table:table-cell table:style-name="TBL-10-7-2">  <!--l. 43--><text:p text:style-name="Text-body">Trent International Student Association Bursary (3 times)                                         </text:p> 
</table:table-cell> 
</table:table-row><table:table-row table:style-name="TBL-10-8-"><table:table-cell table:style-name="TBL-10-8-1">                  <!--l. 44--><text:p text:style-name="Text-body">2006   _</text:p> 
</table:table-cell><table:table-cell table:style-name="TBL-10-8-2">  <!--l. 44--><text:p text:style-name="Text-body">J. Percy MacNaughton Prize (ERS)                                                                                </text:p> 
</table:table-cell> 
</table:table-row><table:table-row table:style-name="TBL-10-9-"><table:table-cell table:style-name="TBL-10-9-1">                  <!--l. 45--><text:p text:style-name="Text-body">2006   _</text:p> 
</table:table-cell><table:table-cell table:style-name="TBL-10-9-2">  <!--l. 45--><text:p text:style-name="Text-body">Catherine Parr Traill College Principal’s Prize                                                             </text:p> 
</table:table-cell> 
</table:table-row><table:table-row table:style-name="TBL-10-10-"><table:table-cell table:style-name="TBL-10-10-1">                  <!--l. 46--><text:p text:style-name="Text-body">2006   _</text:p> 
</table:table-cell><table:table-cell table:style-name="TBL-10-10-2">  <!--l. 46--><text:p text:style-name="Text-body">Honorarium, Kawartha World Issues Centre                                                                </text:p> 
</table:table-cell> 
</table:table-row><table:table-row table:style-name="TBL-10-11-"><table:table-cell table:style-name="TBL-10-11-1">                  <!--l. 47--><text:p text:style-name="Text-body">2005   _</text:p> 
</table:table-cell><table:table-cell table:style-name="TBL-10-11-2">  <!--l. 47--><text:p text:style-name="Text-body">Cyril and Jenny Carter Scholarship in Environmental Studies (ERS)                        </text:p> 
</table:table-cell> 
</table:table-row><table:table-row table:style-name="TBL-10-12-"><table:table-cell table:style-name="TBL-10-12-1">                  <!--l. 48--><text:p text:style-name="Text-body">2004   _</text:p> 
</table:table-cell><table:table-cell table:style-name="TBL-10-12-2">  <!--l. 48--><text:p text:style-name="Text-body">Graham Hartley Chemistry Prize (Chemistry Department)                                        </text:p> 
</table:table-cell> </table:table-row></table:table>
<!--end of section*--><!--start of section*--><text:h text:style-name="Heading-2" text:outline-level="2"><t4htlink href="#x1-18000" name="x1-18000"/>Computing</text:h> 

<!--l. 2--><text:p text:style-name="Text-body">
</text:p> 
<!--start of subsection*--><text:h text:style-name="Heading-3" text:outline-level="3"><t4htlink href="#x1-19000" name="x1-19000"/>HPC and super computer facilities</text:h> 

<!--l. 3--><text:p text:style-name="Text-body">I have handled more than 1000 computing nodes at the same time, and have handled terabytes of data at the
following facilities:
     </text:p> 
<!--l. 5--><text:list text:style-name="Itemize"> 

     <text:list-item>
     <text:p text:style-name="Inside-itemize">Notur
     Abel,
     Norway
     </text:p> 
</text:list-item> 

     <text:list-item>
     <text:p text:style-name="Inside-itemize">Amazon
     Elastic
     Computing
     Cloud,
     Ireland
                                                                                            
                                                                                            
     </text:p> 
</text:list-item> 

     <text:list-item>
     <text:p text:style-name="Inside-itemize">Shared
     Hierarchical
     Academic
     Research
     Computing
     Network
     (SHARCNET),
     Ontario,
     Canada</text:p> 
</text:list-item> 
</text:list> 

<!--l. 10--><text:p text:style-name="Text-body">
</text:p> 
<!--end of subsection*--><!--start of subsection*--><text:h text:style-name="Heading-3" text:outline-level="3"><t4htlink href="#x1-20000" name="x1-20000"/>Skills Listed by Familiarity</text:h> 

<!--l. 11--><text:p text:style-name="Text-body">Python, R, Unix, Linux, SSH, L<text:span text:style-name="LATEX">A</text:span>T<text:span text:style-name="TEX">E</text:span>X, Git, NetCDF, GIS (GRASS, QGIS), Matlab/Octave, XML, HTML, SQLite,
Fortran, C, C++, HTTP.
</text:p> 
<!--end of subsection*--><!--end of section*--><!--start of section*--><text:h text:style-name="Heading-2" text:outline-level="2"><t4htlink href="#x1-21000" name="x1-21000"/>Miscellaneous</text:h> 

<!--l. 2--><text:p text:style-name="Text-body">
</text:p> 
<!--start of subsection*--><text:h text:style-name="Heading-3" text:outline-level="3"><t4htlink href="#x1-22000" name="x1-22000"/>Natural Languages</text:h> 

<!--l. 3--><text:p text:style-name="Text-body"/> 
 <table:table table:style-name="tabular"><!--table:table-column-group ???="TBL-11-1g"--><table:table-column table:style-name="TBL-11-1"/><table:table-column table:style-name="TBL-11-2"/><!--/table:table-column-group--><table:table-row table:style-name="TBL-11-1-"><table:table-cell table:style-name="TBL-11-1-1">             <!--l. 4--><text:p text:style-name="Text-body">English  _</text:p> 
</table:table-cell><table:table-cell table:style-name="TBL-11-1-2"> <!--l. 4--><text:p text:style-name="Text-body">Æuent                                                                     </text:p> 
</table:table-cell>
</table:table-row><table:table-row table:style-name="TBL-11-2-"><table:table-cell table:style-name="TBL-11-2-1">      <!--l. 5--><text:p text:style-name="Text-body">Japanese _</text:p> 
</table:table-cell><table:table-cell table:style-name="TBL-11-2-2"> <!--l. 5--><text:p text:style-name="Text-body">native                                                                     </text:p> 
</table:table-cell>
</table:table-row><table:table-row table:style-name="TBL-11-3-"><table:table-cell table:style-name="TBL-11-3-1">    <!--l. 6--><text:p text:style-name="Text-body">Norwegian _</text:p> 
</table:table-cell><table:table-cell table:style-name="TBL-11-3-2"> <!--l. 6--><text:p text:style-name="Text-body">elementary                                                                </text:p> 
</table:table-cell>
</table:table-row><table:table-row table:style-name="TBL-11-4-"><table:table-cell table:style-name="TBL-11-4-1">       <!--l. 7--><text:p text:style-name="Text-body">Chinese _</text:p> 
</table:table-cell><table:table-cell table:style-name="TBL-11-4-2"> <!--l. 7--><text:p text:style-name="Text-body">elementary                                                                </text:p> 
</table:table-cell></table:table-row></table:table>
<!--l. 10--><text:p text:style-name="Text-body">
</text:p> 
<!--end of subsection*--><!--start of subsection*--><text:h text:style-name="Heading-3" text:outline-level="3"><t4htlink href="#x1-23000" name="x1-23000"/>Travels</text:h> 

<!--l. 11--><text:p text:style-name="Text-body"/> 
 <table:table table:style-name="tabular"><!--table:table-column-group ???="TBL-12-1g"--><table:table-column table:style-name="TBL-12-1"/><table:table-column table:style-name="TBL-12-2"/><!--/table:table-column-group--><table:table-row table:style-name="TBL-12-1-"><table:table-cell table:style-name="TBL-12-1-1">                     <!--l. 12--><text:p text:style-name="Text-body">As
            resident  _</text:p> 
</table:table-cell><table:table-cell table:style-name="TBL-12-1-2"> <!--l. 12--><text:p text:style-name="Text-body">Japan, Canada, Germany, Norway, Malaysia                                   </text:p> 
</table:table-cell>
</table:table-row><table:table-row table:style-name="TBL-12-2-"><table:table-cell table:style-name="TBL-12-2-1">   <!--l. 13--><text:p text:style-name="Text-body">Assignment _</text:p> 
</table:table-cell><table:table-cell table:style-name="TBL-12-2-2"> <!--l. 13--><text:p text:style-name="Text-body">United States, Ireland, Sweden, Netherlands, Finland, Denmark, Portugal, Spain,
 China                                                                     </text:p> 
</table:table-cell>
</table:table-row><table:table-row table:style-name="TBL-12-3-"><table:table-cell table:style-name="TBL-12-3-1">            <!--l. 14--><text:p text:style-name="Text-body">As
        tourist _</text:p> 
</table:table-cell><table:table-cell table:style-name="TBL-12-3-2"> <!--l. 14--><text:p text:style-name="Text-body">Singapore,  Thailand,  Laos,  Myanmar,  Czech  Republic,  Austria,  Italy,  France,
 Belgium, Indonesia, Qatar                                                   </text:p> 
</table:table-cell>
</table:table-row></table:table>
<!--end of subsection*--><!--end of section*--></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test.tex, options: xhtml,ooffice,html,refcaption 
(http://www.cse.ohio-state.edu/~gurari/TeX4ht/)  
</meta:initial-creator>
    <meta:generator>TeX4ht from test.tex, options: xhtml,ooffice,html,refcaption 
(http://www.cse.ohio-state.edu/~gurari/TeX4ht/)  
</meta:generator>
    <meta:creation-date>2014-08-07 11:14:00</meta:creation-date>
    <dc:date>2014-08-07 11:14:00</dc:date>
  </office:meta>
</office:document-meta>
</file>